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5.302cm"/>
    </style:style>
    <style:style style:name="Tabla1.C" style:family="table-column">
      <style:table-column-properties style:column-width="4.397cm"/>
    </style:style>
    <style:style style:name="Tabla1.D" style:family="table-column">
      <style:table-column-properties style:column-width="4.40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fo:font-weight="normal" officeooo:rsid="000a82b6" officeooo:paragraph-rsid="00112dcc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c2a4f" officeooo:paragraph-rsid="00112dcc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27ab4" officeooo:paragraph-rsid="00127ab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2880d" officeooo:paragraph-rsid="0012880d" style:font-weight-asian="normal" style:font-weight-complex="normal"/>
    </style:style>
    <style:style style:name="P5" style:family="paragraph" style:parent-style-name="Table_20_Contents">
      <style:text-properties officeooo:rsid="0012880d" officeooo:paragraph-rsid="0012880d"/>
    </style:style>
    <style:style style:name="P6" style:family="paragraph" style:parent-style-name="Table_20_Contents">
      <style:text-properties officeooo:rsid="00139da3" officeooo:paragraph-rsid="00139da3"/>
    </style:style>
    <style:style style:name="P7" style:family="paragraph" style:parent-style-name="Table_20_Contents">
      <style:text-properties fo:color="#000000" fo:font-style="italic" fo:font-weight="bold" officeooo:rsid="0012880d" officeooo:paragraph-rsid="0012880d" fo:background-color="transparent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fo:font-weight="bold" officeooo:rsid="0012880d" officeooo:paragraph-rsid="0012880d" style:font-style-asian="italic" style:font-weight-asian="bold" style:font-style-complex="italic" style:font-weight-complex="bold"/>
    </style:style>
    <style:style style:name="T1" style:family="text">
      <style:text-properties officeooo:rsid="000c2a4f"/>
    </style:style>
    <style:style style:name="T2" style:family="text">
      <style:text-properties officeooo:rsid="00139da3"/>
    </style:style>
    <style:style style:name="T3" style:family="text">
      <style:text-properties officeooo:rsid="0013ef0f"/>
    </style:style>
    <style:style style:name="T4" style:family="text">
      <style:text-properties officeooo:rsid="001538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Enfoques (explicar y decir el adecuado) sistemas distribuidos en red / distribuido y middleware</text:p>
      <text:p text:style-name="P1"/>
      <text:p text:style-name="P3">Sistema operativos en red: </text:p>
      <text:p text:style-name="P3">Aquel que mantiene a dos o más ordenadores unidos a través de algún medio de comunicación. Cada ordenador mantiene su sistema operativo y su propio sistema de archivos local.</text:p>
      <text:p text:style-name="P1"/>
      <text:p text:style-name="P3">Sistemas operativos distribuidos:</text:p>
      <text:p text:style-name="P4">Mismas funciones que las de uno normal, pero trabajan en un entorno distribuido. Puede acceder a recursos remotos de la misma manera que si fuera locales. Permiten distribuir procesos, trabajos…</text:p>
      <text:p text:style-name="P4"/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7">red</text:p>
          </table:table-cell>
          <table:table-cell table:style-name="Tabla1.A1" office:value-type="string">
            <text:p text:style-name="P7">Distribuido</text:p>
          </table:table-cell>
          <table:table-cell table:style-name="Tabla1.D1" office:value-type="string">
            <text:p text:style-name="P7">Middleware</text:p>
          </table:table-cell>
        </table:table-row>
        <table:table-row>
          <table:table-cell table:style-name="Tabla1.A2" office:value-type="string">
            <text:p text:style-name="P8">Ubicación</text:p>
          </table:table-cell>
          <table:table-cell table:style-name="Tabla1.A2" office:value-type="string">
            <text:p text:style-name="P5">SO</text:p>
          </table:table-cell>
          <table:table-cell table:style-name="Tabla1.A2" office:value-type="string">
            <text:p text:style-name="P5">SO</text:p>
          </table:table-cell>
          <table:table-cell table:style-name="Tabla1.D2" office:value-type="string">
            <text:p text:style-name="P5">Capa intermedia</text:p>
          </table:table-cell>
        </table:table-row>
        <table:table-row>
          <table:table-cell table:style-name="Tabla1.A2" office:value-type="string">
            <text:p text:style-name="P8">egeniedad</text:p>
          </table:table-cell>
          <table:table-cell table:style-name="Tabla1.A2" office:value-type="string">
            <text:p text:style-name="P5">heterogene<text:span text:style-name="T2">o</text:span></text:p>
          </table:table-cell>
          <table:table-cell table:style-name="Tabla1.A2" office:value-type="string">
            <text:p text:style-name="P5">homogeneo</text:p>
          </table:table-cell>
          <table:table-cell table:style-name="Tabla1.D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8">Ventaja</text:p>
          </table:table-cell>
          <table:table-cell table:style-name="Tabla1.A2" office:value-type="string">
            <text:p text:style-name="P5">Flexibilidad</text:p>
            <text:p text:style-name="P5">Tecnicas maduras</text:p>
          </table:table-cell>
          <table:table-cell table:style-name="Tabla1.A2" office:value-type="string">
            <text:p text:style-name="P6">Transparencia</text:p>
            <text:p text:style-name="P6">Escalabilidad</text:p>
            <text:p text:style-name="P6">Facil Integración</text:p>
          </table:table-cell>
          <table:table-cell table:style-name="Tabla1.D2" office:value-type="string">
            <text:p text:style-name="P6">Flexible</text:p>
            <text:p text:style-name="P6">Transparente</text:p>
            <text:p text:style-name="P6">Madurez</text:p>
            <text:p text:style-name="P6">Escalabilidad</text:p>
          </table:table-cell>
        </table:table-row>
        <table:table-row>
          <table:table-cell table:style-name="Tabla1.A2" office:value-type="string">
            <text:p text:style-name="P8">Desventaja</text:p>
          </table:table-cell>
          <table:table-cell table:style-name="Tabla1.A2" office:value-type="string">
            <text:p text:style-name="P6">Falta transparencia</text:p>
            <text:p text:style-name="P6">Esfuerzo integración</text:p>
          </table:table-cell>
          <table:table-cell table:style-name="Tabla1.A2" office:value-type="string">
            <text:p text:style-name="P6"><text:span text:style-name="T3">Tecnicas </text:span>Complej<text:span text:style-name="T3">as</text:span></text:p>
            <text:p text:style-name="P6">Necesita baja latencia</text:p>
            <text:p text:style-name="P6">Competencia mercado</text:p>
          </table:table-cell>
          <table:table-cell table:style-name="Tabla1.D2" office:value-type="string">
            <text:p text:style-name="P6">Plataformas hetero</text:p>
            <text:p text:style-name="P6">Falta Estandarización</text:p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P4"/>
      <text:p text:style-name="P4"/>
      <text:p text:style-name="P3"/>
      <text:p text:style-name="P1">- <text:span text:style-name="T4">Arquitecturas</text:span> (comprarar, grafo, vent/desv) cliente/servidor, peer-to-peer, MOM</text:p>
      <text:p text:style-name="P1"/>
      <text:p text:style-name="P1"/>
      <text:p text:style-name="P1"/>
      <text:p text:style-name="P1">- <text:s/><text:span text:style-name="T1">Comparación SOA y MOM</text:span></text:p>
      <text:p text:style-name="P1"/>
      <text:p text:style-name="P2">- Elegir mejor tecnología para implementar SO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55:13.046832053</meta:creation-date>
    <meta:generator>LibreOffice/5.1.3.2$Linux_X86_64 LibreOffice_project/10m0$Build-2</meta:generator>
    <dc:date>2017-10-17T14:22:58.226221386</dc:date>
    <meta:editing-duration>PT20M8S</meta:editing-duration>
    <meta:editing-cycles>5</meta:editing-cycles>
    <meta:document-statistic meta:table-count="1" meta:image-count="0" meta:object-count="0" meta:page-count="1" meta:paragraph-count="36" meta:word-count="140" meta:character-count="1022" meta:non-whitespace-character-count="916"/>
  </office:meta>
</office:document-meta>
</file>